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17.59cm" style:rel-column-width="65535*"/>
    </style:style>
    <style:style style:name="Tabla4.A1" style:family="table-cell">
      <style:table-cell-properties fo:padding="0.097cm" fo:border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17.59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17.59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17.59cm" style:rel-column-width="65535*"/>
    </style:style>
    <style:style style:name="Tabla8.A1" style:family="table-cell">
      <style:table-cell-properties fo:padding="0.097cm" fo:border="0.05pt solid #000000"/>
    </style:style>
    <style:style style:name="P1" style:family="paragraph" style:parent-style-name="Preformatted_20_Text">
      <loext:graphic-properties draw:fill="solid" draw:fill-color="#333333" draw:opacity="100%"/>
      <style:paragraph-properties fo:background-color="#333333"/>
    </style:style>
    <style:style style:name="P2" style:family="paragraph" style:parent-style-name="Preformatted_20_Text">
      <loext:graphic-properties draw:fill="solid" draw:fill-color="#333333" draw:opacity="100%"/>
      <style:paragraph-properties fo:margin-top="0cm" fo:margin-bottom="0.499cm" loext:contextual-spacing="false" fo:background-color="#333333"/>
    </style:style>
    <style:style style:name="P3" style:family="paragraph" style:parent-style-name="Standard">
      <style:text-properties officeooo:paragraph-rsid="000c2589"/>
    </style:style>
    <style:style style:name="P4" style:family="paragraph" style:parent-style-name="Standard">
      <style:text-properties officeooo:rsid="000c2589" officeooo:paragraph-rsid="000c2589"/>
    </style:style>
    <style:style style:name="P5" style:family="paragraph" style:parent-style-name="Standard">
      <style:text-properties officeooo:rsid="000c2589" officeooo:paragraph-rsid="000fc124"/>
    </style:style>
    <style:style style:name="P6" style:family="paragraph" style:parent-style-name="Standard">
      <style:text-properties officeooo:rsid="000c2589" officeooo:paragraph-rsid="00101448"/>
    </style:style>
    <style:style style:name="P7" style:family="paragraph" style:parent-style-name="Standard">
      <style:text-properties officeooo:rsid="000de164" officeooo:paragraph-rsid="000de164"/>
    </style:style>
    <style:style style:name="P8" style:family="paragraph" style:parent-style-name="Standard">
      <style:text-properties officeooo:paragraph-rsid="000fc124"/>
    </style:style>
    <style:style style:name="P9" style:family="paragraph" style:parent-style-name="Standard">
      <style:text-properties officeooo:rsid="000fc124" officeooo:paragraph-rsid="000fc124"/>
    </style:style>
    <style:style style:name="P10" style:family="paragraph" style:parent-style-name="Standard">
      <style:text-properties officeooo:rsid="000fc124" officeooo:paragraph-rsid="00101448"/>
    </style:style>
    <style:style style:name="P11" style:family="paragraph" style:parent-style-name="Standard">
      <style:text-properties officeooo:rsid="000fc124" officeooo:paragraph-rsid="00151933"/>
    </style:style>
    <style:style style:name="P12" style:family="paragraph" style:parent-style-name="Standard">
      <style:text-properties officeooo:rsid="00101448" officeooo:paragraph-rsid="00101448"/>
    </style:style>
    <style:style style:name="P13" style:family="paragraph" style:parent-style-name="Standard">
      <style:text-properties officeooo:rsid="00101448" officeooo:paragraph-rsid="00151933"/>
    </style:style>
    <style:style style:name="P14" style:family="paragraph" style:parent-style-name="Standard">
      <style:text-properties officeooo:paragraph-rsid="00101448"/>
    </style:style>
    <style:style style:name="P15" style:family="paragraph" style:parent-style-name="Standard">
      <style:text-properties officeooo:paragraph-rsid="0011bf99"/>
    </style:style>
    <style:style style:name="P16" style:family="paragraph" style:parent-style-name="Standard">
      <style:text-properties officeooo:rsid="0011bf99" officeooo:paragraph-rsid="0011bf99"/>
    </style:style>
    <style:style style:name="P17" style:family="paragraph" style:parent-style-name="Standard">
      <style:text-properties officeooo:rsid="0011bf99" officeooo:paragraph-rsid="00151933"/>
    </style:style>
    <style:style style:name="P18" style:family="paragraph" style:parent-style-name="Standard">
      <style:text-properties officeooo:rsid="0012b7fc" officeooo:paragraph-rsid="0012b7fc"/>
    </style:style>
    <style:style style:name="P19" style:family="paragraph" style:parent-style-name="Standard">
      <style:text-properties officeooo:paragraph-rsid="00151933"/>
    </style:style>
    <style:style style:name="P20" style:family="paragraph" style:parent-style-name="Standard">
      <style:text-properties officeooo:rsid="00151933" officeooo:paragraph-rsid="00151933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paragraph-rsid="0011bf99" style:font-weight-asian="bold" style:font-weight-complex="bold"/>
    </style:style>
    <style:style style:name="P22" style:family="paragraph" style:parent-style-name="Table_20_Contents">
      <style:text-properties officeooo:paragraph-rsid="0011bf99"/>
    </style:style>
    <style:style style:name="P23" style:family="paragraph" style:parent-style-name="Table_20_Contents">
      <style:text-properties officeooo:paragraph-rsid="0013d72d"/>
    </style:style>
    <style:style style:name="T1" style:family="text">
      <style:text-properties officeooo:rsid="000ed7dc"/>
    </style:style>
    <style:style style:name="T2" style:family="text">
      <style:text-properties officeooo:rsid="000c2589"/>
    </style:style>
    <style:style style:name="T3" style:family="text">
      <style:text-properties officeooo:rsid="000de164"/>
    </style:style>
    <style:style style:name="T4" style:family="text">
      <style:text-properties officeooo:rsid="000fc124"/>
    </style:style>
    <style:style style:name="T5" style:family="text">
      <style:text-properties fo:color="#000080" fo:language="zxx" fo:country="none" style:text-underline-style="solid" style:text-underline-width="auto" style:text-underline-color="font-color" officeooo:rsid="000fc124" style:language-asian="zxx" style:country-asian="none" style:language-complex="zxx" style:country-complex="none"/>
    </style:style>
    <style:style style:name="T6" style:family="text">
      <style:text-properties officeooo:rsid="00101448"/>
    </style:style>
    <style:style style:name="T7" style:family="text">
      <style:text-properties officeooo:rsid="0013d72d"/>
    </style:style>
    <style:style style:name="T8" style:family="text">
      <style:text-properties officeooo:rsid="00151933"/>
    </style:style>
    <style:style style:name="T9" style:family="text">
      <style:text-properties fo:color="#ffffff"/>
    </style:style>
    <style:style style:name="T10" style:family="text">
      <style:text-properties fo:color="#a2fca2"/>
    </style:style>
    <style:style style:name="T11" style:family="text">
      <style:text-properties fo:color="#d36363"/>
    </style:style>
    <style:style style:name="T12" style:family="text">
      <style:text-properties officeooo:rsid="0015d8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MANUAL DEL DESARROL<text:span text:style-name="T12">L</text:span>ADOR <text:span text:style-name="T8">APPDTEWS</text:span></text:p>
      <text:p text:style-name="P3"/>
      <text:p text:style-name="P3"/>
      <text:p text:style-name="P3"><text:span text:style-name="T1">APPDTEWS</text:span> es un <text:span text:style-name="T1">servicio de</text:span> genera<text:span text:style-name="T1">ción</text:span> de documentos tributarios, basado en la librería AppDTE, la cual puede ser utilizada, para desarrollo de Aplicaciones de Escritorio, Aplicaciones Moviles y Aplicaciones web.</text:p>
      <text:p text:style-name="P3"/>
      <text:p text:style-name="P3"/>
      <text:p text:style-name="P4">SERVICIOS DISPONIBLES </text:p>
      <text:p text:style-name="P4"/>
      <text:p text:style-name="P4">RUTA SERVICIO:</text:p>
      <text:p text:style-name="P3"><text:a xlink:type="simple" xlink:href="http://direccion_servidor:8080/APPDTEWS/sendDTEWS?wsdl" text:style-name="Internet_20_link" text:visited-style-name="Visited_20_Internet_20_Link"><text:span text:style-name="T2">http://direccion_servidor:8080/APPDTEWS/sendDTEWS?wsdl</text:span></text:a><text:span text:style-name="T2"> <text:s/>- </text:span></text:p>
      <text:p text:style-name="P3"/>
      <text:p text:style-name="P4">METODO:</text:p>
      <text:p text:style-name="P4"/>
      <text:p text:style-name="P4">sendDTE: Se encarga de la generación, timbrado, firma electrónica del DTE y envío al SII.</text:p>
      <text:p text:style-name="P4"/>
      <text:p text:style-name="P4">PARAMETROS:</text:p>
      <text:p text:style-name="P4"/>
      <text:p text:style-name="P3"><text:span text:style-name="T2">jsonDTE: DTE en formato JSON</text:span></text:p>
      <text:p text:style-name="P3"><text:span text:style-name="T2">loginuser: Nombre del archivo, el cual contiene el certificado digital </text:span></text:p>
      <text:p text:style-name="P4">password: Clave certifica<text:span text:style-name="T12">do digital</text:span> </text:p>
      <text:p text:style-name="P4">rutenvia: <text:s/>Rut de usuario encargado de envío</text:p>
      <text:p text:style-name="P3"/>
      <text:p text:style-name="P3"/>
      <text:p text:style-name="P3"/>
      <text:p text:style-name="P7">Ejemplo de envío de DTE en formato JSON, usando un cliente Python</text:p>
      <text:p text:style-name="P3"/>
      <table:table table:name="Tabla1" table:style-name="Tabla1">
        <table:table-column table:style-name="Tabla1.A"/>
        <table:table-row table:style-name="TableLine93937112145152">
          <table:table-cell table:style-name="Tabla1.A1" office:value-type="string">
            <text:p text:style-name="Table_20_Contents">from suds.client import Client</text:p>
            <text:p text:style-name="Table_20_Contents">import base64</text:p>
            <text:p text:style-name="Table_20_Contents">client = Client(url='http://localhost:8080/APPDTEWS/sendBOLETAWS?WSDL')</text:p>
            <text:p text:style-name="Table_20_Contents"/>
            <text:p text:style-name="Table_20_Contents"/>
            <text:p text:style-name="Table_20_Contents">f = open ('/home/esteban/appdte/JSON/DT<text:span text:style-name="T3">PRUEBA</text:span>.json','r')</text:p>
            <text:p text:style-name="Table_20_Contents"><text:span text:style-name="T2">dtejson</text:span> = f.read()</text:p>
            <text:p text:style-name="Table_20_Contents">print(<text:span text:style-name="T2">dtejson</text:span>)</text:p>
            <text:p text:style-name="Table_20_Contents"/>
            <text:p text:style-name="Table_20_Contents"/>
            <text:p text:style-name="Table_20_Contents"/>
            <text:p text:style-name="Table_20_Contents">respuesta = client.service.send<text:span text:style-name="T2">DTE</text:span>(<text:span text:style-name="T2">dtejson</text:span>,"eguenul","amulen1956","13968481-8")</text:p>
            <text:p text:style-name="Table_20_Contents"><text:s text:c="31"/></text:p>
            <text:p text:style-name="Table_20_Contents">print(respuesta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EJEMPLO DE DTE EN FORMATO JSON</text:p>
      <text:p text:style-name="Standard"/>
      <table:table table:name="Tabla7" table:style-name="Tabla7">
        <table:table-column table:style-name="Tabla7.A"/>
        <table:table-row table:style-name="TableLine93937207703248">
          <table:table-cell table:style-name="Tabla7.A1" office:value-type="string">
            <text:p text:style-name="P19">{</text:p>
            <text:p text:style-name="P19">"emisor":{</text:p>
            <text:p text:style-name="P19"><text:s text:c="2"/>"rutemisor":"76040308-3",</text:p>
            <text:p text:style-name="P19"><text:s text:c="2"/>"rsemisor":"ESTEBAN GABRIEL GUENUL ALMONACID SERVICIOS INFORMATICOS EMPRESA INDIV",</text:p>
            <text:p text:style-name="P19"><text:s text:c="2"/>"giroemisor":"SERVICIOS INFORMATICOS",</text:p>
            <text:p text:style-name="P19"><text:s text:c="2"/>"actecoemisor":"669903",</text:p>
            <text:p text:style-name="P19"><text:s text:c="2"/>"diremisor":"URMENETA 305 OFICINA 513",</text:p>
            <text:p text:style-name="P19"><text:s text:c="2"/>"cmnaemisor":"PUERTO MONTT",</text:p>
            <text:p text:style-name="P19"><text:s text:c="2"/>"ciuemisor":"SANTIAGO",</text:p>
            <text:p text:style-name="P19"><text:s text:c="2"/>"fecharesol":"2016-04-25",</text:p>
            <text:p text:style-name="P19"><text:s text:c="2"/>"numresol":"0",</text:p>
            <text:p text:style-name="P19"><text:s text:c="2"/>"codsiisucur":"1", <text:s text:c="3"/></text:p>
            <text:p text:style-name="P19"><text:s text:c="2"/>"rutenvia":"13968481-8" </text:p>
            <text:p text:style-name="P19">}, <text:s text:c="2"/></text:p>
            <text:p text:style-name="P19">"receptor":{</text:p>
            <text:p text:style-name="P19"><text:s text:c="2"/>"rutreceptor":"77813960-K",</text:p>
            <text:p text:style-name="P19"><text:s text:c="2"/>"rsreceptor":"AMULEN CONSULTORES LTDA",</text:p>
            <text:p text:style-name="P19"><text:s text:c="2"/>"giroreceptor":"ASESORIA TRIBUTARIA",</text:p>
            <text:p text:style-name="P19"><text:s text:c="2"/>"dirreceptor":"URMENETA 305 OFIC 512",</text:p>
            <text:p text:style-name="P19"><text:s text:c="2"/>"cmnareceptor":"puerto montt",</text:p>
            <text:p text:style-name="P19"><text:s text:c="2"/>"ciureceptor":"puerto montt"</text:p>
            <text:p text:style-name="P19">},</text:p>
            <text:p text:style-name="P19">"iddoc" : {</text:p>
            <text:p text:style-name="P19"><text:s text:c="6"/>"tipodte" : "33",</text:p>
            <text:p text:style-name="P19"><text:s text:c="6"/>"numdte": "6",</text:p>
            <text:p text:style-name="P19"><text:s text:c="6"/>"fechaemision":"2022-06-23",</text:p>
            <text:p text:style-name="P19"><text:s text:c="6"/>"frmapago":"3"<text:tab/> <text:s text:c="2"/></text:p>
            <text:p text:style-name="P19"><text:s text:c="4"/>}, <text:s/></text:p>
            <text:p text:style-name="P19">"referencia":{</text:p>
            <text:p text:style-name="P19"><text:s text:c="18"/>"codref":"0",</text:p>
            <text:p text:style-name="P19"><text:s text:c="18"/>"razonref":"DOCUMENTO DE PRUEBAS",</text:p>
            <text:p text:style-name="P19"><text:s text:c="18"/>"numref":"1", </text:p>
            <text:p text:style-name="P19"><text:s text:c="18"/>"TpoDocRef":"801",</text:p>
            <text:p text:style-name="P19"><text:s text:c="18"/>"folioref":"1",</text:p>
            <text:p text:style-name="P19"><text:s text:c="18"/>"fecharef":"2022-06-23"</text:p>
            <text:p text:style-name="P19">},</text:p>
            <text:p text:style-name="P19">"totales":{ <text:s/></text:p>
            <text:p text:style-name="P19"><text:s text:c="4"/>"montoafecto":"750000",</text:p>
            <text:p text:style-name="P19"><text:s text:c="4"/>"montoexento":"0",</text:p>
            <text:p text:style-name="P19"><text:s text:c="4"/>"montoiva":"142500",</text:p>
            <text:p text:style-name="P19"><text:s text:c="4"/>"tasaiva":"19", </text:p>
            <text:p text:style-name="P19"><text:s text:c="4"/>"montototal":"892500" <text:s/></text:p>
            <text:p text:style-name="P19">},</text:p>
            <text:p text:style-name="P19"><text:soft-page-break/><text:s text:c="2"/>"detalle":[</text:p>
            <text:p text:style-name="P19"><text:s text:c="10"/>{</text:p>
            <text:p text:style-name="P19"><text:s text:c="12"/>"nrolinea" : "1",</text:p>
            <text:p text:style-name="P19"><text:s text:c="12"/>"tpocodigo" : "INT",</text:p>
            <text:p text:style-name="P19"><text:s text:c="12"/>"vlrcodigo" : "3333",</text:p>
            <text:p text:style-name="P19"><text:s text:c="12"/>"nmbitem":"SERVIDOR HP",</text:p>
            <text:p text:style-name="P19"><text:s text:c="12"/>"qtyitem":"1",</text:p>
            <text:p text:style-name="P19"><text:s text:c="12"/>"prcitem":"500000",</text:p>
            <text:p text:style-name="P19"><text:s text:c="12"/>"montoitem":"500000" </text:p>
            <text:p text:style-name="P19"><text:s text:c="10"/>},</text:p>
            <text:p text:style-name="P19"><text:s text:c="10"/>{</text:p>
            <text:p text:style-name="P19"><text:s text:c="12"/>"nrolinea" : "2",</text:p>
            <text:p text:style-name="P19"><text:s text:c="12"/>"tpocodigo" : "INT",</text:p>
            <text:p text:style-name="P19"><text:s text:c="12"/>"vlrcodigo" : "23233",</text:p>
            <text:p text:style-name="P19"><text:s text:c="12"/>"nmbitem":"SERVICIOS DE ASESORIA INFORMATICA",</text:p>
            <text:p text:style-name="P19"><text:s text:c="12"/>"qtyitem":"1",</text:p>
            <text:p text:style-name="P19"><text:s text:c="12"/>"prcitem":"250000",</text:p>
            <text:p text:style-name="P19"><text:s text:c="12"/>"montoitem":"250000" <text:s/></text:p>
            <text:p text:style-name="P19"><text:s text:c="10"/>}</text:p>
            <text:p text:style-name="P19"><text:s text:c="8"/>]</text:p>
            <text:p text:style-name="P19">}</text:p>
            <text:p text:style-name="P1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RUTA SERVICIO</text:p>
      <text:p text:style-name="P8"><text:bookmark-start text:name="__DdeLink__4_2679679264"/></text:p>
      <text:p text:style-name="P8"><text:a xlink:type="simple" xlink:href="http://direccion_servidor:8080/APPDTEWS/sendDTEWS?wsdl" text:style-name="Internet_20_link" text:visited-style-name="Visited_20_Internet_20_Link"><text:span text:style-name="T2">http://direccion_servidor:8080/APPDTEWS/send</text:span></text:a><text:a xlink:type="simple" xlink:href="http://direccion_servidor:8080/APPDTEWS/sendDTEWS?wsdl" text:style-name="Internet_20_link" text:visited-style-name="Visited_20_Internet_20_Link"><text:span text:style-name="T5">BOLETA</text:span></text:a><text:a xlink:type="simple" xlink:href="http://direccion_servidor:8080/APPDTEWS/sendDTEWS?wsdl" text:style-name="Internet_20_link" text:visited-style-name="Visited_20_Internet_20_Link"><text:span text:style-name="T2">WS?wsdl</text:span></text:a><text:span text:style-name="T2"> <text:s/>- </text:span></text:p>
      <text:p text:style-name="P8"><text:bookmark-end text:name="__DdeLink__4_2679679264"/></text:p>
      <text:p text:style-name="Standard"/>
      <text:p text:style-name="P5"><text:bookmark-start text:name="__DdeLink__7_2679679264"/>METODO:</text:p>
      <text:p text:style-name="P5"/>
      <text:p text:style-name="P5">sen<text:span text:style-name="T4">dBOLETA</text:span>: Se encarga de la generación, timbrado, firma electrónica de <text:span text:style-name="T6">boleta electrónica</text:span> y envío al SII.</text:p>
      <text:p text:style-name="P5"/>
      <text:p text:style-name="P5">PARAMETROS:</text:p>
      <text:p text:style-name="P5"/>
      <text:p text:style-name="P8"><text:span text:style-name="T2">jsonDTE: DTE </text:span><text:span text:style-name="T4">de boleta</text:span><text:span text:style-name="T2"> en formato JSON</text:span></text:p>
      <text:p text:style-name="P8"><text:span text:style-name="T2">loginuser: Nombre del archivo, el cual contiene el certificado digital </text:span></text:p>
      <text:p text:style-name="P5">password: Clave certifica<text:span text:style-name="T12">do digital</text:span> </text:p>
      <text:p text:style-name="P5">rutenvia: <text:s/>Rut de usuario encargado de envío</text:p>
      <text:p text:style-name="P8"><text:soft-page-break/></text:p>
      <text:p text:style-name="P8"/>
      <text:p text:style-name="P8"><text:bookmark-end text:name="__DdeLink__7_2679679264"/></text:p>
      <text:p text:style-name="P8"/>
      <text:p text:style-name="P12">Ejemplo de Boleta electrónica en formato JSON</text:p>
      <text:p text:style-name="P12"/>
      <text:p text:style-name="P12"/>
      <table:table table:name="Tabla8" table:style-name="Tabla8">
        <table:table-column table:style-name="Tabla8.A"/>
        <table:table-row table:style-name="TableLine93937205814800">
          <table:table-cell table:style-name="Tabla8.A1" office:value-type="string">
            <text:p text:style-name="P13">{</text:p>
            <text:p text:style-name="P13">"emisor":{</text:p>
            <text:p text:style-name="P13"><text:s text:c="2"/>"rutemisor":"77534801-1",</text:p>
            <text:p text:style-name="P13"><text:s text:c="2"/>"rsemisor":"RIEGO SEMA SPA",</text:p>
            <text:p text:style-name="P13"><text:s text:c="2"/>"giroemisor":"SERVICIOS DE RIEGO",</text:p>
            <text:p text:style-name="P13"><text:s text:c="2"/>"fecharesol":"2022-07-29",</text:p>
            <text:p text:style-name="P13"><text:s text:c="2"/>"numresol":"0",</text:p>
            <text:p text:style-name="P13"><text:s text:c="3"/>"diremisor":"URMENETA 305 OFICINA 513",</text:p>
            <text:p text:style-name="P13"><text:s text:c="2"/>"cmnaemisor":"PUERTO MONTT",</text:p>
            <text:p text:style-name="P13"><text:s text:c="2"/>"ciuemisor":"SANTIAGO",</text:p>
            <text:p text:style-name="P13"><text:s text:c="2"/>"codsiisucur":"1", <text:s text:c="4"/></text:p>
            <text:p text:style-name="P13"><text:s text:c="2"/>"rutenvia":"18245727-2" </text:p>
            <text:p text:style-name="P13">}, <text:s text:c="2"/></text:p>
            <text:p text:style-name="P13">"receptor":{</text:p>
            <text:p text:style-name="P13"><text:s text:c="2"/>"rutreceptor":"13968481-8",</text:p>
            <text:p text:style-name="P13"><text:s text:c="2"/>"rsreceptor":"ESTEBAN GUENUL ALMONACID"</text:p>
            <text:p text:style-name="P13"><text:s text:c="2"/></text:p>
            <text:p text:style-name="P13">},</text:p>
            <text:p text:style-name="P13">"iddoc" : {</text:p>
            <text:p text:style-name="P13"><text:s text:c="6"/>"tipodte" : "39",</text:p>
            <text:p text:style-name="P13"><text:s text:c="6"/>"numdte": "6",</text:p>
            <text:p text:style-name="P13"><text:s text:c="6"/>"fechaemision":"2022-08-04",</text:p>
            <text:p text:style-name="P13"><text:s text:c="6"/>"indservicio":"3",</text:p>
            <text:p text:style-name="P13"><text:s text:c="6"/>"fchvenc":"2022-09-23" </text:p>
            <text:p text:style-name="P13"><text:s text:c="4"/>},</text:p>
            <text:p text:style-name="P13">"totales":{ <text:s/></text:p>
            <text:p text:style-name="P13"><text:s text:c="8"/>"montoneto":"1000000",</text:p>
            <text:p text:style-name="P13"><text:s text:c="8"/>"montoexento":"0",</text:p>
            <text:p text:style-name="P13"><text:s text:c="8"/>"montoiva":"190000",</text:p>
            <text:p text:style-name="P13"><text:s text:c="8"/>"montototal":"1190000" <text:s/></text:p>
            <text:p text:style-name="P13">},</text:p>
            <text:p text:style-name="P13"><text:s text:c="2"/>"detalle":[</text:p>
            <text:p text:style-name="P13"><text:s text:c="10"/>{</text:p>
            <text:p text:style-name="P13"><text:s text:c="12"/>"nrolinea" : "1",</text:p>
            <text:p text:style-name="P13"><text:s text:c="13"/></text:p>
            <text:p text:style-name="P13"><text:s text:c="12"/>"tpocodigo" : "INT",</text:p>
            <text:p text:style-name="P13"><text:s text:c="12"/>"vlrcodigo" : "3333",</text:p>
            <text:p text:style-name="P13"><text:s text:c="12"/>"nmbitem":"BOMBA HIDRAULICA",</text:p>
            <text:p text:style-name="P13"><text:s text:c="12"/>"qtyitem":"1",</text:p>
            <text:p text:style-name="P13"><text:s text:c="12"/>"prcitem":"500000",</text:p>
            <text:p text:style-name="P13"><text:s text:c="12"/>"montoitem":"500000" </text:p>
            <text:p text:style-name="P13"><text:soft-page-break/><text:s text:c="10"/>},</text:p>
            <text:p text:style-name="P13"><text:s text:c="10"/>{</text:p>
            <text:p text:style-name="P13"><text:s text:c="12"/>"nrolinea" : "2",</text:p>
            <text:p text:style-name="P13"><text:s text:c="12"/>"tpocodigo" : "INT",</text:p>
            <text:p text:style-name="P13"><text:s text:c="12"/>"vlrcodigo" : "23233",</text:p>
            <text:p text:style-name="P13"><text:s text:c="12"/>"nmbitem":"BOMBA HIDRAULICA",</text:p>
            <text:p text:style-name="P13"><text:s text:c="12"/>"qtyitem":"1",</text:p>
            <text:p text:style-name="P13"><text:s text:c="12"/>"prcitem":"500000",</text:p>
            <text:p text:style-name="P13"><text:s text:c="12"/>"montoitem":"500000" <text:s/></text:p>
            <text:p text:style-name="P13"><text:s text:c="10"/>}</text:p>
            <text:p text:style-name="P13"><text:s text:c="8"/>]</text:p>
            <text:p text:style-name="P13">}</text:p>
          </table:table-cell>
        </table:table-row>
      </table:table>
      <text:p text:style-name="P12"/>
      <text:p text:style-name="P8"/>
      <text:p text:style-name="P8"/>
      <text:p text:style-name="P8"/>
      <text:p text:style-name="P8"/>
      <text:p text:style-name="P8"/>
      <text:p text:style-name="P9">Ejemplo de envío de boleta electrónica, utilizando un cliente python</text:p>
      <text:p text:style-name="P8"/>
      <text:p text:style-name="P8"/>
      <table:table table:name="Tabla2" table:style-name="Tabla2">
        <table:table-column table:style-name="Tabla2.A"/>
        <table:table-row table:style-name="TableLine93937118011632">
          <table:table-cell table:style-name="Tabla2.A1" office:value-type="string">
            <text:p text:style-name="Table_20_Contents"><text:bookmark-start text:name="__DdeLink__1138_2679679264"/>from suds.client import Client</text:p>
            <text:p text:style-name="Table_20_Contents">import base64</text:p>
            <text:p text:style-name="Table_20_Contents">client = Client(url='http://localhost:8080/APPDTEWS/sendBOLETAWS?WSDL')</text:p>
            <text:p text:style-name="Table_20_Contents"/>
            <text:p text:style-name="Table_20_Contents"/>
            <text:p text:style-name="Table_20_Contents">f = open ('/home/esteban/appdte/JSON/DTEBOLETA.json','r')</text:p>
            <text:p text:style-name="Table_20_Contents">mensaje = f.read()</text:p>
            <text:p text:style-name="Table_20_Contents">print(mensaje)</text:p>
            <text:p text:style-name="Table_20_Contents"/>
            <text:p text:style-name="Table_20_Contents"/>
            <text:p text:style-name="Table_20_Contents"/>
            <text:p text:style-name="Table_20_Contents">respuesta = client.service.sendBOLETA(mensaje,"eguenul","amulen1956","13968481-8")</text:p>
            <text:p text:style-name="Table_20_Contents"><text:s text:c="31"/></text:p>
            <text:p text:style-name="Table_20_Contents">print(respuesta)<text:bookmark-end text:name="__DdeLink__1138_2679679264"/></text:p>
          </table:table-cell>
        </table:table-row>
      </table:table>
      <text:p text:style-name="P8"/>
      <text:p text:style-name="P8"/>
      <text:p text:style-name="P10"><text:bookmark-start text:name="__DdeLink__1140_2679679264"/>RUTA SERVICIO</text:p>
      <text:p text:style-name="P14"/>
      <text:p text:style-name="P14"><text:a xlink:type="simple" xlink:href="http://direccion_servidor:8080/APPDTEWS/sendDTEWS?wsdl" text:style-name="Internet_20_link" text:visited-style-name="Visited_20_Internet_20_Link"><text:span text:style-name="T2">http://direccion_servidor:8080/APPDTEWS/getDTESTATEWS?wsdl</text:span></text:a><text:span text:style-name="T2"> <text:s text:c="2"/></text:span></text:p>
      <text:p text:style-name="P14"/>
      <text:p text:style-name="P14"><text:bookmark-end text:name="__DdeLink__1140_2679679264"/></text:p>
      <text:p text:style-name="P14"/>
      <text:p text:style-name="P14"/>
      <text:p text:style-name="P6">METODO:</text:p>
      <text:p text:style-name="P6"/>
      <text:p text:style-name="P6">getDTESTATE: <text:span text:style-name="T6">Devuelve el estado de envío de un DTE desde el Servicio de Impuestos Internos</text:span></text:p>
      <text:p text:style-name="P6"/>
      <text:p text:style-name="P6"><text:soft-page-break/>PARAMETROS:</text:p>
      <text:p text:style-name="P6"/>
      <text:p text:style-name="P14"><text:span text:style-name="T2">json</text:span><text:span text:style-name="T6">STRING</text:span><text:span text:style-name="T2">: </text:span><text:span text:style-name="T6">Archivo de consulta en formato JSON</text:span></text:p>
      <text:p text:style-name="P14"><text:span text:style-name="T2">loginuser: Nombre del archivo, el cual contiene el certificado digital </text:span></text:p>
      <text:p text:style-name="P14"><text:span text:style-name="T2">password: Clave certifica</text:span><text:span text:style-name="T6">do digital.</text:span></text:p>
      <table:table table:name="Tabla4" table:style-name="Tabla4">
        <table:table-column table:style-name="Tabla4.A"/>
        <table:table-row table:style-name="TableLine93937218605456">
          <table:table-cell table:style-name="Tabla4.A1" office:value-type="string">
            <text:p text:style-name="P23">from suds.client import Client</text:p>
            <text:p text:style-name="P23">import base64</text:p>
            <text:p text:style-name="P23">client = Client(url='http://localhost:8080/APPDTEWS/<text:span text:style-name="T7">getDTESTATEWS</text:span>?WSDL')</text:p>
            <text:p text:style-name="P23"/>
            <text:p text:style-name="P23"/>
            <text:p text:style-name="P23">f = open ('/home/esteban/appdte/JSON/DTEBOLETA.json','r')</text:p>
            <text:p text:style-name="P23">mensaje = f.read()</text:p>
            <text:p text:style-name="P23">print(mensaje)</text:p>
            <text:p text:style-name="P23"/>
            <text:p text:style-name="P23"/>
            <text:p text:style-name="P23"/>
            <text:p text:style-name="P23">respuesta = client.service.<text:span text:style-name="T7">getDTESTATE</text:span>(mensaje,"eguenul","amulen1956")</text:p>
            <text:p text:style-name="P23"><text:s text:c="31"/></text:p>
            <text:p text:style-name="P23">print(respuesta)</text:p>
          </table:table-cell>
        </table:table-row>
      </table:table>
      <text:p text:style-name="P14"/>
      <text:p text:style-name="P14"/>
      <text:p text:style-name="P14"/>
      <text:p text:style-name="P18">Ejemplo de Consulta de DTE en formato JSON</text:p>
      <text:p text:style-name="P18"/>
      <table:table table:name="Tabla3" table:style-name="Tabla3">
        <table:table-column table:style-name="Tabla3.A"/>
        <table:table-row table:style-name="TableLine93937188809536">
          <table:table-cell table:style-name="Tabla3.A1" office:value-type="string">
            <text:p text:style-name="Table_20_Contents"/>
            <text:p text:style-name="Table_20_Contents">{</text:p>
            <text:p text:style-name="Table_20_Contents">"RutConsultante":"13968481", </text:p>
            <text:p text:style-name="Table_20_Contents">"DvConsultante":"8", </text:p>
            <text:p text:style-name="Table_20_Contents">"RutCompania":"76040308",</text:p>
            <text:p text:style-name="Table_20_Contents">"DvCompania":"3", <text:s text:c="8"/></text:p>
            <text:p text:style-name="Table_20_Contents">"RutReceptor":"77813960", <text:s text:c="6"/></text:p>
            <text:p text:style-name="Table_20_Contents">"DvReceptor":"K",</text:p>
            <text:p text:style-name="Table_20_Contents">"TipoDte":"33",</text:p>
            <text:p text:style-name="Table_20_Contents">"FolioDte":"401",</text:p>
            <text:p text:style-name="Table_20_Contents">"FechaEmisionDte":"03092021",</text:p>
            <text:p text:style-name="Table_20_Contents">"MontoDte":"500000" <text:s text:c="2"/></text:p>
            <text:p text:style-name="Table_20_Contents"/>
            <text:p text:style-name="Table_20_Contents">}</text:p>
          </table:table-cell>
        </table:table-row>
      </table:table>
      <text:p text:style-name="P18"/>
      <text:p text:style-name="P14"/>
      <text:p text:style-name="P14"/>
      <text:p text:style-name="P14"/>
      <text:p text:style-name="P15"/>
      <text:p text:style-name="P15">El método getDTESTATE puede devolver uno de los siguientes valores.</text:p>
      <text:p text:style-name="P15"><text:tab/></text:p>
      <table:table table:name="Tabla5" table:style-name="Tabla5">
        <table:table-column table:style-name="Tabla5.A"/>
        <table:table-column table:style-name="Tabla5.B"/>
        <table:table-row table:style-name="TableLine93937116516832">
          <table:table-cell table:style-name="Tabla5.A1" office:value-type="string">
            <text:p text:style-name="P21">Valor</text:p>
          </table:table-cell>
          <table:table-cell table:style-name="Tabla5.B1" office:value-type="string">
            <text:p text:style-name="P21">Descripción</text:p>
          </table:table-cell>
        </table:table-row>
        <table:table-row table:style-name="TableLine93937228704416">
          <table:table-cell table:style-name="Tabla5.A2" office:value-type="string">
            <text:p text:style-name="P22">DOK</text:p>
          </table:table-cell>
          <table:table-cell table:style-name="Tabla5.B2" office:value-type="string">
            <text:p text:style-name="P22">Documento <text:s text:c="3"/>Recibido <text:s text:c="3"/>por <text:s text:c="3"/>el <text:s text:c="3"/>SII. <text:s text:c="3"/>Datos <text:s text:c="3"/><text:soft-page-break/>Coinciden con los Registrados.</text:p>
          </table:table-cell>
        </table:table-row>
        <table:table-row table:style-name="TableLine93937185849216">
          <table:table-cell table:style-name="Tabla5.A2" office:value-type="string">
            <text:p text:style-name="P22">DNK</text:p>
          </table:table-cell>
          <table:table-cell table:style-name="Tabla5.B2" office:value-type="string">
            <text:p text:style-name="P22">Documento Recibido por el SII pero Datos NO Coinciden con los registrados. </text:p>
          </table:table-cell>
        </table:table-row>
        <table:table-row table:style-name="TableLine93937186320608">
          <table:table-cell table:style-name="Tabla5.A2" office:value-type="string">
            <text:p text:style-name="P22">FAU</text:p>
          </table:table-cell>
          <table:table-cell table:style-name="Tabla5.B2" office:value-type="string">
            <text:p text:style-name="P22">Documento No Recibido por el SII.</text:p>
          </table:table-cell>
        </table:table-row>
        <table:table-row table:style-name="TableLine93937223453696">
          <table:table-cell table:style-name="Tabla5.A2" office:value-type="string">
            <text:p text:style-name="P22">FNA</text:p>
          </table:table-cell>
          <table:table-cell table:style-name="Tabla5.B2" office:value-type="string">
            <text:p text:style-name="P22">Documento No Autorizado. </text:p>
          </table:table-cell>
        </table:table-row>
        <table:table-row table:style-name="TableLine93937230220432">
          <table:table-cell table:style-name="Tabla5.A2" office:value-type="string">
            <text:p text:style-name="P22">FAN</text:p>
          </table:table-cell>
          <table:table-cell table:style-name="Tabla5.B2" office:value-type="string">
            <text:p text:style-name="P22">Documento Anulado.</text:p>
          </table:table-cell>
        </table:table-row>
        <table:table-row table:style-name="TableLine93937223443840">
          <table:table-cell table:style-name="Tabla5.A2" office:value-type="string">
            <text:p text:style-name="P22">EMP</text:p>
          </table:table-cell>
          <table:table-cell table:style-name="Tabla5.B2" office:value-type="string">
            <text:p text:style-name="P22">Empresa <text:s/>no <text:s/>autorizada <text:s/>a <text:s/>Emitir <text:s/>Documentos <text:s/>Tributarios Electrónicos </text:p>
          </table:table-cell>
        </table:table-row>
        <table:table-row table:style-name="TableLine93937223711024">
          <table:table-cell table:style-name="Tabla5.A2" office:value-type="string">
            <text:p text:style-name="P22">TMD</text:p>
          </table:table-cell>
          <table:table-cell table:style-name="Tabla5.B2" office:value-type="string">
            <text:p text:style-name="P22">Existe <text:s/>Nota <text:s/>de <text:s/>Debito <text:s/>que <text:s/>Modifica <text:s/>Texto <text:s/>Documento.</text:p>
          </table:table-cell>
        </table:table-row>
        <table:table-row table:style-name="TableLine93937223631536">
          <table:table-cell table:style-name="Tabla5.A2" office:value-type="string">
            <text:p text:style-name="P22">TMC</text:p>
          </table:table-cell>
          <table:table-cell table:style-name="Tabla5.B2" office:value-type="string">
            <text:p text:style-name="P22">Existe <text:s/>Nota <text:s/>de <text:s/>Crédito <text:s/>que <text:s/>Modifica <text:s/>Textos <text:s/>Documento. </text:p>
          </table:table-cell>
        </table:table-row>
        <table:table-row table:style-name="TableLine93937223629744">
          <table:table-cell table:style-name="Tabla5.A2" office:value-type="string">
            <text:p text:style-name="P22">MMD</text:p>
          </table:table-cell>
          <table:table-cell table:style-name="Tabla5.B2" office:value-type="string">
            <text:p text:style-name="P22">Existe <text:s/>Nota <text:s/>de <text:s/>Debito <text:s/>que <text:s/>Modifica <text:s/>Montos <text:s/>Documento. </text:p>
          </table:table-cell>
        </table:table-row>
        <table:table-row table:style-name="TableLine93937228568992">
          <table:table-cell table:style-name="Tabla5.A2" office:value-type="string">
            <text:p text:style-name="P22">MMC</text:p>
          </table:table-cell>
          <table:table-cell table:style-name="Tabla5.B2" office:value-type="string">
            <text:p text:style-name="P22">Existe <text:s/>Nota <text:s/>de <text:s/>Crédito <text:s/>que <text:s/>Modifica <text:s/>Montos <text:s/>Documento. </text:p>
          </table:table-cell>
        </table:table-row>
        <table:table-row table:style-name="TableLine93937188514896">
          <table:table-cell table:style-name="Tabla5.A2" office:value-type="string">
            <text:p text:style-name="P22">AND</text:p>
          </table:table-cell>
          <table:table-cell table:style-name="Tabla5.B2" office:value-type="string">
            <text:p text:style-name="P22">Existe Nota de Debito que Anula Documento </text:p>
          </table:table-cell>
        </table:table-row>
        <table:table-row table:style-name="TableLine93937186293664">
          <table:table-cell table:style-name="Tabla5.A2" office:value-type="string">
            <text:p text:style-name="P22">ANC</text:p>
          </table:table-cell>
          <table:table-cell table:style-name="Tabla5.B2" office:value-type="string">
            <text:p text:style-name="P22">Existe Nota de Crédito que Anula Documento</text:p>
          </table:table-cell>
        </table:table-row>
      </table:table>
      <text:p text:style-name="P16"/>
      <text:p text:style-name="P16"/>
      <text:p text:style-name="P16"/>
      <text:p text:style-name="P16"/>
      <text:p text:style-name="P11">RUTA SERVICIO</text:p>
      <text:p text:style-name="P19"/>
      <text:p text:style-name="Standard">http://direccion_servidor:8080/APPDTEWS/BOLSTATEWS?wsdl <text:s text:c="2"/></text:p>
      <text:p text:style-name="P19"/>
      <text:p text:style-name="P17">getENVIOSTATE: <text:span text:style-name="T8">Devuelve el estado de envío de una boleta electrónica.</text:span></text:p>
      <text:p text:style-name="P17"/>
      <text:p text:style-name="P17"><text:span text:style-name="T8">C</text:span>ertificado: <text:span text:style-name="T8">Nombre de archivo de certificado digital</text:span> </text:p>
      <text:p text:style-name="P17">password: <text:span text:style-name="T8">Clave certificado digital</text:span></text:p>
      <text:p text:style-name="P17">rutemisor: <text:span text:style-name="T8">Rut empresa emisor</text:span> </text:p>
      <text:p text:style-name="P17">dvemisor: <text:span text:style-name="T8">digito verificador empresa emisora.</text:span> </text:p>
      <text:p text:style-name="P17"><text:span text:style-name="T8">t</text:span>rackid: <text:span text:style-name="T8">trackid recibido durante el envío. </text:span></text:p>
      <text:p text:style-name="P17"/>
      <text:p text:style-name="P20">Ejemplo de respuesta de envío de boleta</text:p>
      <text:p text:style-name="P17"/>
      <table:table table:name="Tabla6" table:style-name="Tabla6">
        <table:table-column table:style-name="Tabla6.A"/>
        <table:table-row table:style-name="TableLine93937183856272">
          <table:table-cell table:style-name="Tabla6.A1" office:value-type="string">
            <text:p text:style-name="P1"><text:span text:style-name="Source_20_Text"><text:span text:style-name="T9">{</text:span></text:span></text:p>
            <text:p text:style-name="P1"><text:span text:style-name="Source_20_Text"><text:span text:style-name="T9"><text:s text:c="2"/>"rut_emisor": </text:span></text:span><text:span text:style-name="Source_20_Text"><text:span text:style-name="T10">"45000054-K"</text:span></text:span><text:span text:style-name="Source_20_Text"><text:span text:style-name="T9">,</text:span></text:span></text:p>
            <text:p text:style-name="P1"><text:span text:style-name="Source_20_Text"><text:span text:style-name="T9"><text:s text:c="2"/>"rut_envia": </text:span></text:span><text:span text:style-name="Source_20_Text"><text:span text:style-name="T10">"8315495-0"</text:span></text:span><text:span text:style-name="Source_20_Text"><text:span text:style-name="T9">,</text:span></text:span></text:p>
            <text:p text:style-name="P1"><text:span text:style-name="Source_20_Text"><text:span text:style-name="T9"><text:s text:c="2"/>"trackid": </text:span></text:span><text:span text:style-name="Source_20_Text"><text:span text:style-name="T11">1014</text:span></text:span><text:span text:style-name="Source_20_Text"><text:span text:style-name="T9">,</text:span></text:span></text:p>
            <text:p text:style-name="P1"><text:span text:style-name="Source_20_Text"><text:span text:style-name="T9"><text:s text:c="2"/>"fecha_recepcion": </text:span></text:span><text:span text:style-name="Source_20_Text"><text:span text:style-name="T10">"30/07/2020 07:57:42"</text:span></text:span><text:span text:style-name="Source_20_Text"><text:span text:style-name="T9">,</text:span></text:span></text:p>
            <text:p text:style-name="P1"><text:span text:style-name="Source_20_Text"><text:span text:style-name="T9"><text:s text:c="2"/>"estado": </text:span></text:span><text:span text:style-name="Source_20_Text"><text:span text:style-name="T10">"EPR"</text:span></text:span><text:span text:style-name="Source_20_Text"><text:span text:style-name="T9">,</text:span></text:span></text:p>
            <text:p text:style-name="P1"><text:span text:style-name="Source_20_Text"><text:span text:style-name="T9"><text:s text:c="2"/>"estadistica": [</text:span></text:span></text:p>
            <text:p text:style-name="P1"><text:span text:style-name="Source_20_Text"><text:span text:style-name="T9"><text:s text:c="4"/>{</text:span></text:span></text:p>
            <text:p text:style-name="P1"><text:span text:style-name="Source_20_Text"><text:span text:style-name="T9"><text:s text:c="6"/>"tipo": </text:span></text:span><text:span text:style-name="Source_20_Text"><text:span text:style-name="T11">39</text:span></text:span><text:span text:style-name="Source_20_Text"><text:span text:style-name="T9">,</text:span></text:span></text:p>
            <text:p text:style-name="P1"><text:soft-page-break/><text:span text:style-name="Source_20_Text"><text:span text:style-name="T9"><text:s text:c="6"/>"informados": </text:span></text:span><text:span text:style-name="Source_20_Text"><text:span text:style-name="T11">3</text:span></text:span><text:span text:style-name="Source_20_Text"><text:span text:style-name="T9">,</text:span></text:span></text:p>
            <text:p text:style-name="P1"><text:span text:style-name="Source_20_Text"><text:span text:style-name="T9"><text:s text:c="6"/>"aceptados": </text:span></text:span><text:span text:style-name="Source_20_Text"><text:span text:style-name="T11">2</text:span></text:span><text:span text:style-name="Source_20_Text"><text:span text:style-name="T9">,</text:span></text:span></text:p>
            <text:p text:style-name="P1"><text:span text:style-name="Source_20_Text"><text:span text:style-name="T9"><text:s text:c="6"/>"rechazados": </text:span></text:span><text:span text:style-name="Source_20_Text"><text:span text:style-name="T11">1</text:span></text:span><text:span text:style-name="Source_20_Text"><text:span text:style-name="T9">,</text:span></text:span></text:p>
            <text:p text:style-name="P1"><text:span text:style-name="Source_20_Text"><text:span text:style-name="T9"><text:s text:c="6"/>"reparos": </text:span></text:span><text:span text:style-name="Source_20_Text"><text:span text:style-name="T11">0</text:span></text:span></text:p>
            <text:p text:style-name="P1"><text:span text:style-name="Source_20_Text"><text:span text:style-name="T9"><text:s text:c="4"/>},</text:span></text:span></text:p>
            <text:p text:style-name="P1"><text:span text:style-name="Source_20_Text"><text:span text:style-name="T9"><text:s text:c="4"/>{</text:span></text:span></text:p>
            <text:p text:style-name="P1"><text:span text:style-name="Source_20_Text"><text:span text:style-name="T9"><text:s text:c="6"/>"tipo": </text:span></text:span><text:span text:style-name="Source_20_Text"><text:span text:style-name="T11">41</text:span></text:span><text:span text:style-name="Source_20_Text"><text:span text:style-name="T9">,</text:span></text:span></text:p>
            <text:p text:style-name="P1"><text:span text:style-name="Source_20_Text"><text:span text:style-name="T9"><text:s text:c="6"/>"informados": </text:span></text:span><text:span text:style-name="Source_20_Text"><text:span text:style-name="T11">1</text:span></text:span><text:span text:style-name="Source_20_Text"><text:span text:style-name="T9">,</text:span></text:span></text:p>
            <text:p text:style-name="P1"><text:span text:style-name="Source_20_Text"><text:span text:style-name="T9"><text:s text:c="6"/>"aceptados": </text:span></text:span><text:span text:style-name="Source_20_Text"><text:span text:style-name="T11">0</text:span></text:span><text:span text:style-name="Source_20_Text"><text:span text:style-name="T9">,</text:span></text:span></text:p>
            <text:p text:style-name="P1"><text:span text:style-name="Source_20_Text"><text:span text:style-name="T9"><text:s text:c="6"/>"rechazados": </text:span></text:span><text:span text:style-name="Source_20_Text"><text:span text:style-name="T11">0</text:span></text:span><text:span text:style-name="Source_20_Text"><text:span text:style-name="T9">,</text:span></text:span></text:p>
            <text:p text:style-name="P1"><text:span text:style-name="Source_20_Text"><text:span text:style-name="T9"><text:s text:c="6"/>"reparos": </text:span></text:span><text:span text:style-name="Source_20_Text"><text:span text:style-name="T11">1</text:span></text:span></text:p>
            <text:p text:style-name="P1"><text:span text:style-name="Source_20_Text"><text:span text:style-name="T9"><text:s text:c="4"/>}</text:span></text:span></text:p>
            <text:p text:style-name="P1"><text:span text:style-name="Source_20_Text"><text:span text:style-name="T9"><text:s text:c="2"/>],</text:span></text:span></text:p>
            <text:p text:style-name="P1"><text:span text:style-name="Source_20_Text"><text:span text:style-name="T9"><text:s text:c="2"/>"detalle_rep_rech": [</text:span></text:span></text:p>
            <text:p text:style-name="P1"><text:span text:style-name="Source_20_Text"><text:span text:style-name="T9"><text:s text:c="4"/>{</text:span></text:span></text:p>
            <text:p text:style-name="P1"><text:span text:style-name="Source_20_Text"><text:span text:style-name="T9"><text:s text:c="6"/>"tipo": </text:span></text:span><text:span text:style-name="Source_20_Text"><text:span text:style-name="T11">39</text:span></text:span><text:span text:style-name="Source_20_Text"><text:span text:style-name="T9">,</text:span></text:span></text:p>
            <text:p text:style-name="P1"><text:span text:style-name="Source_20_Text"><text:span text:style-name="T9"><text:s text:c="6"/>"folio": </text:span></text:span><text:span text:style-name="Source_20_Text"><text:span text:style-name="T11">1202</text:span></text:span><text:span text:style-name="Source_20_Text"><text:span text:style-name="T9">,</text:span></text:span></text:p>
            <text:p text:style-name="P1"><text:span text:style-name="Source_20_Text"><text:span text:style-name="T9"><text:s text:c="6"/>"estado": </text:span></text:span><text:span text:style-name="Source_20_Text"><text:span text:style-name="T10">"RCH"</text:span></text:span><text:span text:style-name="Source_20_Text"><text:span text:style-name="T9">,</text:span></text:span></text:p>
            <text:p text:style-name="P1"><text:span text:style-name="Source_20_Text"><text:span text:style-name="T9"><text:s text:c="6"/>"descripcion": </text:span></text:span><text:span text:style-name="Source_20_Text"><text:span text:style-name="T10">"Dte Rechazado"</text:span></text:span><text:span text:style-name="Source_20_Text"><text:span text:style-name="T9">,</text:span></text:span></text:p>
            <text:p text:style-name="P1"><text:span text:style-name="Source_20_Text"><text:span text:style-name="T9"><text:s text:c="6"/>"error": [</text:span></text:span></text:p>
            <text:p text:style-name="P1"><text:span text:style-name="Source_20_Text"><text:span text:style-name="T9"><text:s text:c="8"/>{</text:span></text:span></text:p>
            <text:p text:style-name="P1"><text:span text:style-name="Source_20_Text"><text:span text:style-name="T9"><text:s text:c="10"/>"seccion": </text:span></text:span><text:span text:style-name="Source_20_Text"><text:span text:style-name="T10">"CRT"</text:span></text:span><text:span text:style-name="Source_20_Text"><text:span text:style-name="T9">,</text:span></text:span></text:p>
            <text:p text:style-name="P1"><text:span text:style-name="Source_20_Text"><text:span text:style-name="T9"><text:s text:c="10"/>"linea": </text:span></text:span><text:span text:style-name="Source_20_Text"><text:span text:style-name="T11">155</text:span></text:span><text:span text:style-name="Source_20_Text"><text:span text:style-name="T9">,</text:span></text:span></text:p>
            <text:p text:style-name="P1"><text:span text:style-name="Source_20_Text"><text:span text:style-name="T9"><text:s text:c="10"/>"nivel": </text:span></text:span><text:span text:style-name="Source_20_Text"><text:span text:style-name="T11">3</text:span></text:span><text:span text:style-name="Source_20_Text"><text:span text:style-name="T9">,</text:span></text:span></text:p>
            <text:p text:style-name="P1"><text:span text:style-name="Source_20_Text"><text:span text:style-name="T9"><text:s text:c="10"/>"codigo": </text:span></text:span><text:span text:style-name="Source_20_Text"><text:span text:style-name="T11">11</text:span></text:span><text:span text:style-name="Source_20_Text"><text:span text:style-name="T9">,</text:span></text:span></text:p>
            <text:p text:style-name="P1"><text:span text:style-name="Source_20_Text"><text:span text:style-name="T9"><text:s text:c="10"/>"descripcion": </text:span></text:span><text:span text:style-name="Source_20_Text"><text:span text:style-name="T10">"RUT envia diferente al Upload"</text:span></text:span><text:span text:style-name="Source_20_Text"><text:span text:style-name="T9">,</text:span></text:span></text:p>
            <text:p text:style-name="P1"><text:span text:style-name="Source_20_Text"><text:span text:style-name="T9"><text:s text:c="10"/>"detalle": </text:span></text:span><text:span text:style-name="Source_20_Text"><text:span text:style-name="T10">"[155]LSX-00291 value 0.52 is not declared"</text:span></text:span></text:p>
            <text:p text:style-name="P1"><text:span text:style-name="Source_20_Text"><text:span text:style-name="T9"><text:s text:c="8"/>},</text:span></text:span></text:p>
            <text:p text:style-name="P1"><text:span text:style-name="Source_20_Text"><text:span text:style-name="T9"><text:s text:c="8"/>{</text:span></text:span></text:p>
            <text:p text:style-name="P1"><text:span text:style-name="Source_20_Text"><text:span text:style-name="T9"><text:s text:c="10"/>"seccion": </text:span></text:span><text:span text:style-name="Source_20_Text"><text:span text:style-name="T10">"HED"</text:span></text:span><text:span text:style-name="Source_20_Text"><text:span text:style-name="T9">,</text:span></text:span></text:p>
            <text:p text:style-name="P1"><text:span text:style-name="Source_20_Text"><text:span text:style-name="T9"><text:s text:c="10"/>"linea": </text:span></text:span><text:span text:style-name="Source_20_Text"><text:span text:style-name="T11">222</text:span></text:span><text:span text:style-name="Source_20_Text"><text:span text:style-name="T9">,</text:span></text:span></text:p>
            <text:p text:style-name="P1"><text:span text:style-name="Source_20_Text"><text:span text:style-name="T9"><text:s text:c="10"/>"nivel": </text:span></text:span><text:span text:style-name="Source_20_Text"><text:span text:style-name="T11">3</text:span></text:span><text:span text:style-name="Source_20_Text"><text:span text:style-name="T9">,</text:span></text:span></text:p>
            <text:p text:style-name="P1"><text:span text:style-name="Source_20_Text"><text:span text:style-name="T9"><text:s text:c="10"/>"codigo": </text:span></text:span><text:span text:style-name="Source_20_Text"><text:span text:style-name="T11">100</text:span></text:span><text:span text:style-name="Source_20_Text"><text:span text:style-name="T9">,</text:span></text:span></text:p>
            <text:p text:style-name="P1"><text:span text:style-name="Source_20_Text"><text:span text:style-name="T9"><text:s text:c="10"/>"descripcion": </text:span></text:span><text:span text:style-name="Source_20_Text"><text:span text:style-name="T10">"Valor Detalle Distinto a Precio * Cantidad"</text:span></text:span><text:span text:style-name="Source_20_Text"><text:span text:style-name="T9">,</text:span></text:span></text:p>
            <text:p text:style-name="P1"><text:span text:style-name="Source_20_Text"><text:span text:style-name="T9"><text:s text:c="10"/>"detalle": </text:span></text:span><text:span text:style-name="Source_20_Text"><text:span text:style-name="T10">"[83154495-0] &lt;&gt; [9145888-K]"</text:span></text:span></text:p>
            <text:p text:style-name="P1"><text:span text:style-name="Source_20_Text"><text:span text:style-name="T9"><text:s text:c="8"/>}</text:span></text:span></text:p>
            <text:p text:style-name="P1"><text:span text:style-name="Source_20_Text"><text:span text:style-name="T9"><text:s text:c="6"/>]</text:span></text:span></text:p>
            <text:p text:style-name="P1"><text:span text:style-name="Source_20_Text"><text:span text:style-name="T9"><text:s text:c="4"/>},</text:span></text:span></text:p>
            <text:p text:style-name="P1"><text:span text:style-name="Source_20_Text"><text:span text:style-name="T9"><text:s text:c="4"/>{</text:span></text:span></text:p>
            <text:p text:style-name="P1"><text:span text:style-name="Source_20_Text"><text:span text:style-name="T9"><text:s text:c="6"/>"folio": </text:span></text:span><text:span text:style-name="Source_20_Text"><text:span text:style-name="T11">3500</text:span></text:span><text:span text:style-name="Source_20_Text"><text:span text:style-name="T9">,</text:span></text:span></text:p>
            <text:p text:style-name="P1"><text:span text:style-name="Source_20_Text"><text:span text:style-name="T9"><text:s text:c="6"/>"estado": </text:span></text:span><text:span text:style-name="Source_20_Text"><text:span text:style-name="T10">"RPR"</text:span></text:span><text:span text:style-name="Source_20_Text"><text:span text:style-name="T9">,</text:span></text:span></text:p>
            <text:p text:style-name="P1"><text:span text:style-name="Source_20_Text"><text:span text:style-name="T9"><text:s text:c="6"/>"descripcion": </text:span></text:span><text:span text:style-name="Source_20_Text"><text:span text:style-name="T10">"Dte Aceptado con reparos"</text:span></text:span><text:span text:style-name="Source_20_Text"><text:span text:style-name="T9">,</text:span></text:span></text:p>
            <text:p text:style-name="P1"><text:span text:style-name="Source_20_Text"><text:span text:style-name="T9"><text:s text:c="6"/>"error": [</text:span></text:span></text:p>
            <text:p text:style-name="P1"><text:span text:style-name="Source_20_Text"><text:span text:style-name="T9"><text:s text:c="8"/>{</text:span></text:span></text:p>
            <text:p text:style-name="P1"><text:span text:style-name="Source_20_Text"><text:span text:style-name="T9"><text:s text:c="10"/>"seccion": </text:span></text:span><text:span text:style-name="Source_20_Text"><text:span text:style-name="T10">"DET"</text:span></text:span><text:span text:style-name="Source_20_Text"><text:span text:style-name="T9">,</text:span></text:span></text:p>
            <text:p text:style-name="P1"><text:span text:style-name="Source_20_Text"><text:span text:style-name="T9"><text:s text:c="10"/>"linea": </text:span></text:span><text:span text:style-name="Source_20_Text"><text:span text:style-name="T11">2</text:span></text:span><text:span text:style-name="Source_20_Text"><text:span text:style-name="T9">,</text:span></text:span></text:p>
            <text:p text:style-name="P1"><text:span text:style-name="Source_20_Text"><text:span text:style-name="T9"><text:s text:c="10"/>"nivel": </text:span></text:span><text:span text:style-name="Source_20_Text"><text:span text:style-name="T11">1</text:span></text:span><text:span text:style-name="Source_20_Text"><text:span text:style-name="T9">,</text:span></text:span></text:p>
            <text:p text:style-name="P1"><text:span text:style-name="Source_20_Text"><text:span text:style-name="T9"><text:s text:c="10"/>"codigo": </text:span></text:span><text:span text:style-name="Source_20_Text"><text:span text:style-name="T11">200</text:span></text:span><text:span text:style-name="Source_20_Text"><text:span text:style-name="T9">,</text:span></text:span></text:p>
            <text:p text:style-name="P1"><text:span text:style-name="Source_20_Text"><text:span text:style-name="T9"><text:s text:c="10"/>"descripcion": </text:span></text:span><text:span text:style-name="Source_20_Text"><text:span text:style-name="T10">"Valor Detalle Distinto a Precio * Cantidad"</text:span></text:span><text:span text:style-name="Source_20_Text"><text:span text:style-name="T9">,</text:span></text:span></text:p>
            <text:p text:style-name="P1"><text:span text:style-name="Source_20_Text"><text:span text:style-name="T9"><text:s text:c="10"/>"detalle": </text:span></text:span><text:span text:style-name="Source_20_Text"><text:span text:style-name="T10">"[2500 &lt;&gt; 3500]"</text:span></text:span></text:p>
            <text:p text:style-name="P1"><text:span text:style-name="Source_20_Text"><text:span text:style-name="T9"><text:s text:c="8"/>}</text:span></text:span></text:p>
            <text:p text:style-name="P1"><text:span text:style-name="Source_20_Text"><text:span text:style-name="T9"><text:s text:c="6"/>]</text:span></text:span></text:p>
            <text:p text:style-name="P1"><text:span text:style-name="Source_20_Text"><text:span text:style-name="T9"><text:s text:c="4"/>}</text:span></text:span></text:p>
            <text:p text:style-name="P1"><text:span text:style-name="Source_20_Text"><text:span text:style-name="T9"><text:s text:c="2"/>]</text:span></text:span></text:p>
            <text:p text:style-name="P2"><text:span text:style-name="Source_20_Text"><text:span text:style-name="T9">}</text:span></text:span></text:p>
            <text:p text:style-name="Table_20_Contents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09:11:22.554082861</meta:creation-date>
    <dc:date>2022-08-31T10:31:33.032319976</dc:date>
    <meta:editing-duration>PT17M40S</meta:editing-duration>
    <meta:editing-cycles>5</meta:editing-cycles>
    <meta:generator>LibreOffice/6.4.7.2$Linux_X86_64 LibreOffice_project/40$Build-2</meta:generator>
    <meta:document-statistic meta:table-count="8" meta:image-count="0" meta:object-count="0" meta:page-count="8" meta:paragraph-count="291" meta:word-count="774" meta:character-count="8135" meta:non-whitespace-character-count="6274"/>
  </office:meta>
</office:document-meta>
</file>